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MyTitre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156433"/>
    </style:style>
    <style:style style:name="P3" style:family="paragraph" style:parent-style-name="Standard">
      <style:text-properties fo:font-weight="bold" officeooo:rsid="001fc157" officeooo:paragraph-rsid="001fc157" style:font-weight-asian="bold" style:font-weight-complex="bold"/>
    </style:style>
    <style:style style:name="P4" style:family="paragraph" style:parent-style-name="Standard">
      <style:text-properties fo:font-weight="bold" officeooo:rsid="00236b91" officeooo:paragraph-rsid="00236b91" style:font-weight-asian="bold" style:font-weight-complex="bold"/>
    </style:style>
    <style:style style:name="P5" style:family="paragraph" style:parent-style-name="Standard">
      <style:text-properties fo:font-weight="bold" officeooo:rsid="0031f1eb" officeooo:paragraph-rsid="0031f1eb" style:font-weight-asian="bold" style:font-weight-complex="bold"/>
    </style:style>
    <style:style style:name="P6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7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8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9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10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11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12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3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4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5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16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7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8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9" style:family="paragraph" style:parent-style-name="Standard">
      <style:text-properties fo:font-weight="bold" officeooo:rsid="00742f91" officeooo:paragraph-rsid="00742f91" style:font-weight-asian="bold" style:font-weight-complex="bold"/>
    </style:style>
    <style:style style:name="P20" style:family="paragraph" style:parent-style-name="Standard">
      <style:text-properties officeooo:rsid="0012cc43" officeooo:paragraph-rsid="0012cc43"/>
    </style:style>
    <style:style style:name="P21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22" style:family="paragraph" style:parent-style-name="Standard">
      <style:text-properties officeooo:rsid="0012d2c5" officeooo:paragraph-rsid="0012d2c5"/>
    </style:style>
    <style:style style:name="P23" style:family="paragraph" style:parent-style-name="Standard">
      <style:text-properties officeooo:rsid="0013bf23" officeooo:paragraph-rsid="0013bf23"/>
    </style:style>
    <style:style style:name="P24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25" style:family="paragraph" style:parent-style-name="Standard">
      <style:text-properties fo:color="#2a6099" loext:opacity="100%" fo:font-style="italic" officeooo:rsid="004942fb" officeooo:paragraph-rsid="004942fb" style:font-style-asian="italic" style:font-style-complex="italic"/>
    </style:style>
    <style:style style:name="P26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27" style:family="paragraph" style:parent-style-name="Standard">
      <style:text-properties fo:color="#2a6099" loext:opacity="100%" fo:font-style="italic" officeooo:rsid="00580712" officeooo:paragraph-rsid="00580712" style:font-style-asian="italic" style:font-style-complex="italic"/>
    </style:style>
    <style:style style:name="P28" style:family="paragraph" style:parent-style-name="Standard">
      <style:text-properties officeooo:rsid="00179ee4" officeooo:paragraph-rsid="00179ee4"/>
    </style:style>
    <style:style style:name="P29" style:family="paragraph" style:parent-style-name="Standard">
      <style:text-properties officeooo:rsid="0017e00a" officeooo:paragraph-rsid="0017e00a"/>
    </style:style>
    <style:style style:name="P30" style:family="paragraph" style:parent-style-name="Standard">
      <style:text-properties officeooo:rsid="0017e00a" officeooo:paragraph-rsid="0031f1eb"/>
    </style:style>
    <style:style style:name="P31" style:family="paragraph" style:parent-style-name="Standard">
      <style:text-properties officeooo:rsid="00191fb2" officeooo:paragraph-rsid="00191fb2"/>
    </style:style>
    <style:style style:name="P32" style:family="paragraph" style:parent-style-name="Standard">
      <style:text-properties officeooo:rsid="001922aa" officeooo:paragraph-rsid="001922aa"/>
    </style:style>
    <style:style style:name="P33" style:family="paragraph" style:parent-style-name="Standard">
      <style:text-properties officeooo:rsid="0019ba33" officeooo:paragraph-rsid="0019ba33"/>
    </style:style>
    <style:style style:name="P34" style:family="paragraph" style:parent-style-name="Standard">
      <style:text-properties officeooo:rsid="001b6e86" officeooo:paragraph-rsid="001b6e86"/>
    </style:style>
    <style:style style:name="P35" style:family="paragraph" style:parent-style-name="Standard">
      <style:text-properties officeooo:rsid="001c5d71" officeooo:paragraph-rsid="0031f1eb"/>
    </style:style>
    <style:style style:name="P36" style:family="paragraph" style:parent-style-name="Standard">
      <style:text-properties officeooo:rsid="001c5d71" officeooo:paragraph-rsid="0012cc43"/>
    </style:style>
    <style:style style:name="P37" style:family="paragraph" style:parent-style-name="Standard">
      <style:text-properties officeooo:rsid="001e520e" officeooo:paragraph-rsid="0019ba33"/>
    </style:style>
    <style:style style:name="P38" style:family="paragraph" style:parent-style-name="Standard">
      <style:text-properties officeooo:rsid="001e520e" officeooo:paragraph-rsid="002bb009"/>
    </style:style>
    <style:style style:name="P39" style:family="paragraph" style:parent-style-name="Standard">
      <style:text-properties officeooo:rsid="00217afc" officeooo:paragraph-rsid="00217afc"/>
    </style:style>
    <style:style style:name="P40" style:family="paragraph" style:parent-style-name="Standard">
      <style:text-properties officeooo:rsid="00236b91" officeooo:paragraph-rsid="00236b91"/>
    </style:style>
    <style:style style:name="P41" style:family="paragraph" style:parent-style-name="Standard">
      <style:text-properties officeooo:rsid="00259d37" officeooo:paragraph-rsid="00637580"/>
    </style:style>
    <style:style style:name="P42" style:family="paragraph" style:parent-style-name="Standard">
      <style:text-properties officeooo:rsid="002824d0" officeooo:paragraph-rsid="002824d0"/>
    </style:style>
    <style:style style:name="P43" style:family="paragraph" style:parent-style-name="Standard">
      <style:text-properties officeooo:rsid="00283e1b" officeooo:paragraph-rsid="00283e1b"/>
    </style:style>
    <style:style style:name="P44" style:family="paragraph" style:parent-style-name="Standard">
      <style:text-properties officeooo:rsid="002c1f3b" officeooo:paragraph-rsid="002c1f3b"/>
    </style:style>
    <style:style style:name="P45" style:family="paragraph" style:parent-style-name="Standard">
      <style:text-properties officeooo:rsid="002cd626" officeooo:paragraph-rsid="002e58c8"/>
    </style:style>
    <style:style style:name="P46" style:family="paragraph" style:parent-style-name="Standard">
      <style:text-properties officeooo:rsid="002e58c8" officeooo:paragraph-rsid="002e58c8"/>
    </style:style>
    <style:style style:name="P47" style:family="paragraph" style:parent-style-name="Standard">
      <style:text-properties officeooo:rsid="0031f1eb" officeooo:paragraph-rsid="0031f1eb"/>
    </style:style>
    <style:style style:name="P48" style:family="paragraph" style:parent-style-name="Standard">
      <style:text-properties officeooo:rsid="00344adc" officeooo:paragraph-rsid="00344adc"/>
    </style:style>
    <style:style style:name="P49" style:family="paragraph" style:parent-style-name="Standard">
      <style:text-properties officeooo:rsid="00377725" officeooo:paragraph-rsid="00377725"/>
    </style:style>
    <style:style style:name="P50" style:family="paragraph" style:parent-style-name="Standard">
      <style:text-properties officeooo:rsid="0037c7fc" officeooo:paragraph-rsid="0037c7fc"/>
    </style:style>
    <style:style style:name="P51" style:family="paragraph" style:parent-style-name="Standard">
      <style:text-properties officeooo:rsid="0039a40b" officeooo:paragraph-rsid="0039a40b"/>
    </style:style>
    <style:style style:name="P52" style:family="paragraph" style:parent-style-name="Standard">
      <style:text-properties officeooo:rsid="003b3913" officeooo:paragraph-rsid="003b3913"/>
    </style:style>
    <style:style style:name="P53" style:family="paragraph" style:parent-style-name="Standard">
      <style:text-properties officeooo:rsid="003d21ce" officeooo:paragraph-rsid="003d21ce"/>
    </style:style>
    <style:style style:name="P54" style:family="paragraph" style:parent-style-name="Standard">
      <style:text-properties officeooo:rsid="0040237e" officeooo:paragraph-rsid="0040237e"/>
    </style:style>
    <style:style style:name="P55" style:family="paragraph" style:parent-style-name="Standard">
      <style:text-properties officeooo:rsid="0040f750" officeooo:paragraph-rsid="0040f750"/>
    </style:style>
    <style:style style:name="P56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57" style:family="paragraph" style:parent-style-name="Standard">
      <style:text-properties officeooo:rsid="0041e698" officeooo:paragraph-rsid="0041e698"/>
    </style:style>
    <style:style style:name="P58" style:family="paragraph" style:parent-style-name="Standard">
      <style:text-properties officeooo:rsid="0047f8b5" officeooo:paragraph-rsid="0047f8b5"/>
    </style:style>
    <style:style style:name="P59" style:family="paragraph" style:parent-style-name="Standard">
      <style:text-properties officeooo:rsid="004942fb" officeooo:paragraph-rsid="004942fb"/>
    </style:style>
    <style:style style:name="P60" style:family="paragraph" style:parent-style-name="Standard">
      <style:text-properties officeooo:rsid="004c9936" officeooo:paragraph-rsid="004c9936"/>
    </style:style>
    <style:style style:name="P61" style:family="paragraph" style:parent-style-name="Standard">
      <style:text-properties officeooo:rsid="0056e635" officeooo:paragraph-rsid="0056e635"/>
    </style:style>
    <style:style style:name="P62" style:family="paragraph" style:parent-style-name="Standard">
      <style:text-properties officeooo:rsid="00580712" officeooo:paragraph-rsid="00580712"/>
    </style:style>
    <style:style style:name="P63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64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65" style:family="paragraph" style:parent-style-name="Standard">
      <style:text-properties officeooo:rsid="0058a13f" officeooo:paragraph-rsid="0058a13f"/>
    </style:style>
    <style:style style:name="P66" style:family="paragraph" style:parent-style-name="Standard">
      <style:text-properties officeooo:rsid="0058a13f" officeooo:paragraph-rsid="00259d37"/>
    </style:style>
    <style:style style:name="P67" style:family="paragraph" style:parent-style-name="Standard">
      <style:text-properties officeooo:rsid="0058a13f" officeooo:paragraph-rsid="00637580"/>
    </style:style>
    <style:style style:name="P68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69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70" style:family="paragraph" style:parent-style-name="Standard">
      <style:text-properties officeooo:rsid="00666d9b" officeooo:paragraph-rsid="00666d9b"/>
    </style:style>
    <style:style style:name="P71" style:family="paragraph" style:parent-style-name="Standard">
      <style:text-properties officeooo:rsid="0066912d" officeooo:paragraph-rsid="0066912d"/>
    </style:style>
    <style:style style:name="P72" style:family="paragraph" style:parent-style-name="Standard">
      <style:text-properties officeooo:rsid="006723b9" officeooo:paragraph-rsid="006723b9"/>
    </style:style>
    <style:style style:name="P73" style:family="paragraph" style:parent-style-name="Standard">
      <style:text-properties officeooo:rsid="0068de69" officeooo:paragraph-rsid="0068de69"/>
    </style:style>
    <style:style style:name="P74" style:family="paragraph" style:parent-style-name="Standard">
      <style:text-properties officeooo:rsid="006a89a8" officeooo:paragraph-rsid="006a89a8"/>
    </style:style>
    <style:style style:name="P75" style:family="paragraph" style:parent-style-name="Standard">
      <style:text-properties officeooo:rsid="006b2629" officeooo:paragraph-rsid="006b2629"/>
    </style:style>
    <style:style style:name="P76" style:family="paragraph" style:parent-style-name="Standard">
      <style:text-properties officeooo:rsid="006cf898" officeooo:paragraph-rsid="006cf898"/>
    </style:style>
    <style:style style:name="P77" style:family="paragraph" style:parent-style-name="Standard">
      <style:text-properties officeooo:rsid="006dc2a4" officeooo:paragraph-rsid="006dc2a4"/>
    </style:style>
    <style:style style:name="P78" style:family="paragraph" style:parent-style-name="Standard">
      <style:text-properties officeooo:rsid="006e8409" officeooo:paragraph-rsid="006e8409"/>
    </style:style>
    <style:style style:name="P79" style:family="paragraph" style:parent-style-name="Standard">
      <style:text-properties officeooo:rsid="0071125a" officeooo:paragraph-rsid="0071125a"/>
    </style:style>
    <style:style style:name="P80" style:family="paragraph" style:parent-style-name="Standard">
      <style:text-properties officeooo:rsid="0072aa8b" officeooo:paragraph-rsid="0072aa8b"/>
    </style:style>
    <style:style style:name="P81" style:family="paragraph" style:parent-style-name="Standard">
      <style:text-properties officeooo:rsid="0073844b" officeooo:paragraph-rsid="0073844b"/>
    </style:style>
    <style:style style:name="P82" style:family="paragraph" style:parent-style-name="Standard">
      <style:text-properties officeooo:rsid="00742f91" officeooo:paragraph-rsid="00742f91"/>
    </style:style>
    <style:style style:name="P83" style:family="paragraph" style:parent-style-name="Standard">
      <style:text-properties officeooo:rsid="00753901" officeooo:paragraph-rsid="0079c0fc"/>
    </style:style>
    <style:style style:name="P84" style:family="paragraph" style:parent-style-name="Standard">
      <style:text-properties officeooo:rsid="0077fb6d" officeooo:paragraph-rsid="0077fb6d"/>
    </style:style>
    <style:style style:name="P85" style:family="paragraph" style:parent-style-name="Standard">
      <style:text-properties officeooo:rsid="0079c0fc" officeooo:paragraph-rsid="0079c0fc"/>
    </style:style>
    <style:style style:name="P86" style:family="paragraph" style:parent-style-name="Standard">
      <style:text-properties officeooo:rsid="007ae786" officeooo:paragraph-rsid="007ae786"/>
    </style:style>
    <style:style style:name="P87" style:family="paragraph" style:parent-style-name="Standard">
      <style:text-properties officeooo:rsid="007d5a32" officeooo:paragraph-rsid="007d5a32"/>
    </style:style>
    <style:style style:name="P88" style:family="paragraph" style:parent-style-name="Standard">
      <style:text-properties officeooo:rsid="007d5a32" officeooo:paragraph-rsid="00988108"/>
    </style:style>
    <style:style style:name="P89" style:family="paragraph" style:parent-style-name="Standard">
      <style:text-properties officeooo:rsid="0080d511" officeooo:paragraph-rsid="0080d511"/>
    </style:style>
    <style:style style:name="P90" style:family="paragraph" style:parent-style-name="Standard">
      <style:text-properties officeooo:rsid="008429fa" officeooo:paragraph-rsid="008429fa"/>
    </style:style>
    <style:style style:name="P91" style:family="paragraph" style:parent-style-name="Standard">
      <style:text-properties officeooo:rsid="008429fa" officeooo:paragraph-rsid="00988108"/>
    </style:style>
    <style:style style:name="P92" style:family="paragraph" style:parent-style-name="Standard">
      <style:text-properties officeooo:rsid="00988108" officeooo:paragraph-rsid="00988108"/>
    </style:style>
    <style:style style:name="P93" style:family="paragraph" style:parent-style-name="Standard">
      <style:text-properties officeooo:rsid="0099e29f" officeooo:paragraph-rsid="0099e29f"/>
    </style:style>
    <style:style style:name="P94" style:family="paragraph" style:parent-style-name="Standard">
      <style:text-properties officeooo:rsid="009ad3a8" officeooo:paragraph-rsid="009ad3a8"/>
    </style:style>
    <style:style style:name="P9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6" style:family="paragraph" style:parent-style-name="MyTitre">
      <style:text-properties officeooo:rsid="00addc5e" officeooo:paragraph-rsid="00addc5e"/>
    </style:style>
    <style:style style:name="P97" style:family="paragraph" style:parent-style-name="MyTitre">
      <style:text-properties officeooo:rsid="00af4a66" officeooo:paragraph-rsid="00af4a66"/>
    </style:style>
    <style:style style:name="P98" style:family="paragraph" style:parent-style-name="Standard">
      <style:text-properties officeooo:rsid="0099e29f" officeooo:paragraph-rsid="0099e29f"/>
    </style:style>
    <style:style style:name="P99" style:family="paragraph" style:parent-style-name="Standard">
      <style:text-properties officeooo:rsid="009ed58f" officeooo:paragraph-rsid="009ed58f"/>
    </style:style>
    <style:style style:name="P100" style:family="paragraph" style:parent-style-name="Standard">
      <style:text-properties officeooo:rsid="00a1431d" officeooo:paragraph-rsid="00a1431d"/>
    </style:style>
    <style:style style:name="P101" style:family="paragraph" style:parent-style-name="Standard">
      <style:text-properties officeooo:rsid="00988108" officeooo:paragraph-rsid="00988108"/>
    </style:style>
    <style:style style:name="P102" style:family="paragraph" style:parent-style-name="Standard">
      <style:text-properties officeooo:rsid="00a38baf" officeooo:paragraph-rsid="00a38baf"/>
    </style:style>
    <style:style style:name="P103" style:family="paragraph" style:parent-style-name="Standard">
      <style:text-properties officeooo:rsid="0058a13f" officeooo:paragraph-rsid="00259d37"/>
    </style:style>
    <style:style style:name="P104" style:family="paragraph" style:parent-style-name="Standard">
      <style:text-properties officeooo:rsid="00ac47cf" officeooo:paragraph-rsid="00ac47cf"/>
    </style:style>
    <style:style style:name="P105" style:family="paragraph" style:parent-style-name="Standard">
      <style:text-properties officeooo:rsid="007d5a32" officeooo:paragraph-rsid="007d5a32"/>
    </style:style>
    <style:style style:name="P106" style:family="paragraph" style:parent-style-name="Standard">
      <style:text-properties officeooo:rsid="00ac4e05" officeooo:paragraph-rsid="00ac4e05"/>
    </style:style>
    <style:style style:name="P107" style:family="paragraph" style:parent-style-name="Standard">
      <style:text-properties officeooo:rsid="00b04639" officeooo:paragraph-rsid="00b04639"/>
    </style:style>
    <style:style style:name="P108" style:family="paragraph" style:parent-style-name="Standard">
      <style:text-properties officeooo:rsid="00b2222f" officeooo:paragraph-rsid="00b2222f"/>
    </style:style>
    <style:style style:name="P109" style:family="paragraph" style:parent-style-name="Standard">
      <style:text-properties officeooo:rsid="00b4f7ac" officeooo:paragraph-rsid="00b4f7ac"/>
    </style:style>
    <style:style style:name="P110" style:family="paragraph" style:parent-style-name="Standard">
      <style:text-properties officeooo:rsid="00b69123" officeooo:paragraph-rsid="00b69123"/>
    </style:style>
    <style:style style:name="P111" style:family="paragraph" style:parent-style-name="Standard">
      <style:text-properties officeooo:rsid="00b6b931" officeooo:paragraph-rsid="00b6b931"/>
    </style:style>
    <style:style style:name="P112" style:family="paragraph" style:parent-style-name="Standard">
      <style:text-properties officeooo:rsid="00b83105" officeooo:paragraph-rsid="00b83105"/>
    </style:style>
    <style:style style:name="P113" style:family="paragraph" style:parent-style-name="Standard">
      <style:text-properties officeooo:rsid="00b9dc09" officeooo:paragraph-rsid="00b9dc09"/>
    </style:style>
    <style:style style:name="P114" style:family="paragraph" style:parent-style-name="Standard">
      <style:text-properties officeooo:rsid="00ba426b" officeooo:paragraph-rsid="00ba426b"/>
    </style:style>
    <style:style style:name="P115" style:family="paragraph" style:parent-style-name="Standard">
      <style:text-properties officeooo:rsid="00bcb2d6" officeooo:paragraph-rsid="00bcb2d6"/>
    </style:style>
    <style:style style:name="P116" style:family="paragraph" style:parent-style-name="Standard">
      <style:text-properties officeooo:rsid="00156433" officeooo:paragraph-rsid="00156433"/>
    </style:style>
    <style:style style:name="P117" style:family="paragraph" style:parent-style-name="Standard">
      <style:text-properties officeooo:rsid="00c6d99b" officeooo:paragraph-rsid="00c6d99b"/>
    </style:style>
    <style:style style:name="P118" style:family="paragraph" style:parent-style-name="Standard">
      <style:text-properties officeooo:rsid="00c99cb6" officeooo:paragraph-rsid="00c99c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fo:font-weight="bold" officeooo:rsid="00c96dff" style:font-weight-asian="bold" style:font-weight-complex="bold"/>
    </style:style>
    <style:style style:name="T4" style:family="text">
      <style:text-properties officeooo:rsid="0015b23e"/>
    </style:style>
    <style:style style:name="T5" style:family="text">
      <style:text-properties officeooo:rsid="001c6e6d"/>
    </style:style>
    <style:style style:name="T6" style:family="text">
      <style:text-properties officeooo:rsid="001fbb7f"/>
    </style:style>
    <style:style style:name="T7" style:family="text">
      <style:text-properties officeooo:rsid="001fc157"/>
    </style:style>
    <style:style style:name="T8" style:family="text">
      <style:text-properties officeooo:rsid="00236b91"/>
    </style:style>
    <style:style style:name="T9" style:family="text">
      <style:text-properties fo:color="#2a6099" loext:opacity="100%" fo:font-style="italic" style:font-style-asian="italic" style:font-style-complex="italic"/>
    </style:style>
    <style:style style:name="T10" style:family="text">
      <style:text-properties officeooo:rsid="0023cfa8"/>
    </style:style>
    <style:style style:name="T11" style:family="text">
      <style:text-properties officeooo:rsid="002733e3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733e3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64170c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c96dff" style:font-weight-asian="bold" style:font-weight-complex="bold"/>
    </style:style>
    <style:style style:name="T16" style:family="text">
      <style:text-properties officeooo:rsid="002a274a"/>
    </style:style>
    <style:style style:name="T17" style:family="text">
      <style:text-properties officeooo:rsid="002bb009"/>
    </style:style>
    <style:style style:name="T18" style:family="text">
      <style:text-properties officeooo:rsid="00346f21"/>
    </style:style>
    <style:style style:name="T19" style:family="text">
      <style:text-properties officeooo:rsid="00363ff6"/>
    </style:style>
    <style:style style:name="T20" style:family="text">
      <style:text-properties officeooo:rsid="003e8573"/>
    </style:style>
    <style:style style:name="T21" style:family="text">
      <style:text-properties officeooo:rsid="0042fdbc"/>
    </style:style>
    <style:style style:name="T22" style:family="text">
      <style:text-properties officeooo:rsid="0045ab24"/>
    </style:style>
    <style:style style:name="T23" style:family="text">
      <style:text-properties officeooo:rsid="004658f2"/>
    </style:style>
    <style:style style:name="T24" style:family="text">
      <style:text-properties officeooo:rsid="004c9936"/>
    </style:style>
    <style:style style:name="T25" style:family="text">
      <style:text-properties officeooo:rsid="004e0dad"/>
    </style:style>
    <style:style style:name="T26" style:family="text">
      <style:text-properties officeooo:rsid="0054e71b"/>
    </style:style>
    <style:style style:name="T27" style:family="text">
      <style:text-properties officeooo:rsid="005be2ea"/>
    </style:style>
    <style:style style:name="T28" style:family="text">
      <style:text-properties officeooo:rsid="005dd08a"/>
    </style:style>
    <style:style style:name="T29" style:family="text">
      <style:text-properties officeooo:rsid="0061c956"/>
    </style:style>
    <style:style style:name="T30" style:family="text">
      <style:text-properties style:text-underline-style="none" fo:font-weight="normal" officeooo:rsid="00637580" style:font-weight-asian="normal" style:font-weight-complex="normal"/>
    </style:style>
    <style:style style:name="T31" style:family="text">
      <style:text-properties officeooo:rsid="0064170c"/>
    </style:style>
    <style:style style:name="T32" style:family="text">
      <style:text-properties officeooo:rsid="006723b9"/>
    </style:style>
    <style:style style:name="T33" style:family="text">
      <style:text-properties officeooo:rsid="0068de69"/>
    </style:style>
    <style:style style:name="T34" style:family="text">
      <style:text-properties officeooo:rsid="006d5b00"/>
    </style:style>
    <style:style style:name="T35" style:family="text">
      <style:text-properties officeooo:rsid="006e8409"/>
    </style:style>
    <style:style style:name="T36" style:family="text">
      <style:text-properties officeooo:rsid="006f88f1"/>
    </style:style>
    <style:style style:name="T37" style:family="text">
      <style:text-properties officeooo:rsid="00740ddb"/>
    </style:style>
    <style:style style:name="T38" style:family="text">
      <style:text-properties officeooo:rsid="00753901"/>
    </style:style>
    <style:style style:name="T39" style:family="text">
      <style:text-properties officeooo:rsid="007c1d12"/>
    </style:style>
    <style:style style:name="T40" style:family="text">
      <style:text-properties officeooo:rsid="0081a978"/>
    </style:style>
    <style:style style:name="T41" style:family="text">
      <style:text-properties officeooo:rsid="0099e29f"/>
    </style:style>
    <style:style style:name="T42" style:family="text">
      <style:text-properties officeooo:rsid="009a690b"/>
    </style:style>
    <style:style style:name="T43" style:family="text">
      <style:text-properties officeooo:rsid="009ef54d"/>
    </style:style>
    <style:style style:name="T44" style:family="text">
      <style:text-properties officeooo:rsid="009f6fe3"/>
    </style:style>
    <style:style style:name="T45" style:family="text">
      <style:text-properties officeooo:rsid="00b04639"/>
    </style:style>
    <style:style style:name="T46" style:family="text">
      <style:text-properties officeooo:rsid="00b59cc5"/>
    </style:style>
    <style:style style:name="T47" style:family="text">
      <style:text-properties officeooo:rsid="00b6b931"/>
    </style:style>
    <style:style style:name="T48" style:family="text">
      <style:text-properties officeooo:rsid="00b6eab8"/>
    </style:style>
    <style:style style:name="T49" style:family="text">
      <style:text-properties officeooo:rsid="00bfd502"/>
    </style:style>
    <style:style style:name="T50" style:family="text">
      <style:text-properties officeooo:rsid="00c1897a"/>
    </style:style>
    <style:style style:name="T51" style:family="text">
      <style:text-properties officeooo:rsid="00c18e5c"/>
    </style:style>
    <style:style style:name="T52" style:family="text">
      <style:text-properties officeooo:rsid="00c31239"/>
    </style:style>
    <style:style style:name="T53" style:family="text">
      <style:text-properties officeooo:rsid="00c44888"/>
    </style:style>
    <style:style style:name="T54" style:family="text">
      <style:text-properties officeooo:rsid="00c63e59"/>
    </style:style>
    <style:style style:name="T55" style:family="text">
      <style:text-properties officeooo:rsid="00c75c76"/>
    </style:style>
    <style:style style:name="T56" style:family="text">
      <style:text-properties officeooo:rsid="00c79604"/>
    </style:style>
    <style:style style:name="T57" style:family="text">
      <style:text-properties officeooo:rsid="00c8f50a"/>
    </style:style>
    <style:style style:name="T58" style:family="text">
      <style:text-properties officeooo:rsid="00c96df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1">Synthese Pharo</text:p>
      <text:p text:style-name="P20"/>
      <text:p text:style-name="P20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 text:protected="true">
            <text:p text:style-name="Contents_20_Heading">Sommaire</text:p>
          </text:index-title>
          <text:p text:style-name="P95"><text:a xlink:type="simple" xlink:href="#__RefHeading___Toc2684_3985954656" text:style-name="Index_20_Link" text:visited-style-name="Index_20_Link">Import / Export<text:tab/>1</text:a></text:p>
          <text:p text:style-name="P95"><text:a xlink:type="simple" xlink:href="#__RefHeading___Toc846_3985954656" text:style-name="Index_20_Link" text:visited-style-name="Index_20_Link">Inclus en synthese<text:tab/>1</text:a></text:p>
          <text:p text:style-name="P95"><text:a xlink:type="simple" xlink:href="#__RefHeading___Toc860_3985954656" text:style-name="Index_20_Link" text:visited-style-name="Index_20_Link">Important<text:tab/>2</text:a></text:p>
          <text:p text:style-name="P95"><text:a xlink:type="simple" xlink:href="#__RefHeading___Toc858_3985954656" text:style-name="Index_20_Link" text:visited-style-name="Index_20_Link">Fenetres<text:tab/>2</text:a></text:p>
          <text:p text:style-name="P95"><text:a xlink:type="simple" xlink:href="#__RefHeading___Toc856_3985954656" text:style-name="Index_20_Link" text:visited-style-name="Index_20_Link">Types<text:tab/>3</text:a></text:p>
          <text:p text:style-name="P95"><text:a xlink:type="simple" xlink:href="#__RefHeading___Toc854_3985954656" text:style-name="Index_20_Link" text:visited-style-name="Index_20_Link">Fonctions importantes<text:tab/>3</text:a></text:p>
          <text:p text:style-name="P95"><text:a xlink:type="simple" xlink:href="#__RefHeading___Toc852_3985954656" text:style-name="Index_20_Link" text:visited-style-name="Index_20_Link">Syntaxe<text:tab/>3</text:a></text:p>
          <text:p text:style-name="P95"><text:a xlink:type="simple" xlink:href="#__RefHeading___Toc850_3985954656" text:style-name="Index_20_Link" text:visited-style-name="Index_20_Link">Message précédence<text:tab/>4</text:a></text:p>
          <text:p text:style-name="P95"><text:a xlink:type="simple" xlink:href="#__RefHeading___Toc848_3985954656" text:style-name="Index_20_Link" text:visited-style-name="Index_20_Link">Structures de Controles<text:tab/>5</text:a></text:p>
          <text:p text:style-name="P95"><text:a xlink:type="simple" xlink:href="#__RefHeading___Toc2682_3985954656" text:style-name="Index_20_Link" text:visited-style-name="Index_20_Link">Test unitaire<text:tab/>5</text:a></text:p>
        </text:index-body>
      </text:table-of-content>
      <text:p text:style-name="P20"/>
      <text:p text:style-name="P20"/>
      <text:p text:style-name="P96">Ce que le prof attend - DS</text:p>
      <text:p text:style-name="P87"/>
      <text:p text:style-name="P106"/>
      <text:p text:style-name="P106">Le prof à dit qu’il ne nous demande pas d’ếtre des expert en Pharo.</text:p>
      <text:p text:style-name="P106">L’on doit savoir faire une condition, une boucle.</text:p>
      <text:p text:style-name="P106"/>
      <text:p text:style-name="P106">Et etre capable de comprendre quand on nous montre du Pharo.</text:p>
      <text:p text:style-name="P106"/>
      <text:p text:style-name="P87"/>
      <text:p text:style-name="MyTitre"><text:bookmark-start text:name="__RefHeading___Toc2684_3985954656"/>Import / Export<text:bookmark-end text:name="__RefHeading___Toc2684_3985954656"/></text:p>
      <text:p text:style-name="P89"/>
      <text:p text:style-name="P89"/>
      <text:p text:style-name="P89">J'ai enfin réussie à gérer cette partie !! <text:s text:c="4"/></text:p>
      <text:p text:style-name="P90"/>
      <text:p text:style-name="P91">J<text:span text:style-name="T40">e vais à Source &gt; Git Repositories Browser</text:span>. </text:p>
      <text:p text:style-name="P92">Je vais dans la partie Credential &gt; Use Custom SSH Key &gt; Remplir Public SSH Key et Private SSH Key<text:span text:style-name="T41">.</text:span></text:p>
      <text:p text:style-name="P92"/>
      <text:p text:style-name="P102"><text:span text:style-name="T12">Attention</text:span>, <text:span text:style-name="T53">ne pas utiliser la commande Montecello en playground </text:span><text:span text:style-name="T55">mais dans l’onglet git repository, </text:span><text:span text:style-name="T53">ou cela </text:span><text:span text:style-name="T56">ne</text:span><text:span text:style-name="T54"> peut pas push </text:span><text:span text:style-name="T56">après</text:span></text:p>
      <text:p text:style-name="P117"><text:span text:style-name="T12">Attention</text:span>, En université → <text:span text:style-name="T57">soucis à l’import dans le git repository donc… faire un repository “local”, y commit, puis passer dans le vrai dossier et GIT PUSH </text:span><text:span text:style-name="T58">donc </text:span><text:span text:style-name="T15">PREVOIR EN AVANCE</text:span></text:p>
      <text:p text:style-name="P92"/>
      <text:p text:style-name="P93"><text:span text:style-name="T12">Attention</text:span>, cliquer sur "Store Settings" <text:span text:style-name="T42">en haut </text:span>ou la configuration ne sera jamais utilisé, quand bien même elle sera toujours visible.</text:p>
      <text:p text:style-name="P93"/>
      <text:p text:style-name="P99">Cliquer ensuite sur Le boutton “Add” puis “<text:span text:style-name="T43">clone remote repository”. </text:span><text:span text:style-name="T44">Et indiquer la bonne url.</text:span></text:p>
      <text:p text:style-name="P100">L’url est git@github.com:Meunier-Pierre/meunier_avl_2024.git</text:p>
      <text:p text:style-name="P93"/>
      <text:p text:style-name="P94">Au début je dois faire clic droit &gt; Metacello &gt; Install Baseline (Default)</text:p>
      <text:p text:style-name="P94"><text:soft-page-break/>Après cela est clic droit &gt; commit puis clic droit &gt; push</text:p>
      <text:p text:style-name="P88"/>
      <text:p text:style-name="P20"/>
      <text:p text:style-name="MyTitre"><text:bookmark-start text:name="__RefHeading___Toc846_3985954656"/>Inclus en synthese<text:bookmark-end text:name="__RefHeading___Toc846_3985954656"/></text:p>
      <text:p text:style-name="P70"/>
      <text:p text:style-name="P70">Week1 sans les vidéos pour l'instant</text:p>
      <text:p text:style-name="P118">Je reprends à week2</text:p>
      <text:p text:style-name="P79">Week5 juste le pdf 6 sur comment faire les tests unitaires</text:p>
      <text:p text:style-name="P20"/>
      <text:p text:style-name="MyTitre"><text:bookmark-start text:name="__RefHeading___Toc860_3985954656"/>Important<text:bookmark-end text:name="__RefHeading___Toc860_3985954656"/></text:p>
      <text:p text:style-name="P2"/>
      <text:p text:style-name="P41"><text:span text:style-name="T30">&gt; </text:span><text:span text:style-name="T13">ATTENTION</text:span><text:span text:style-name="T11">, </text:span>Avec "..." l'on écrit un commentaire, et non une chaine de caractère<text:span text:style-name="T19">. Il faut utiliser '...' plutôt</text:span></text:p>
      <text:p text:style-name="P41"/>
      <text:p text:style-name="P67"><text:span text:style-name="T30">&gt; </text:span><text:span text:style-name="T12">ATTENTION</text:span>, <text:span text:style-name="T29">une méthode ou l'on n'écrit pas de return va retourner self. Je suppose que cela a été fait pour permettre l'utilisation de la cascade.</text:span></text:p>
      <text:p text:style-name="P2"/>
      <text:p text:style-name="P48"><text:span text:style-name="T18">&gt; </text:span><text:span text:style-name="T14">ATTENTION</text:span><text:span text:style-name="T31"> </text:span>L'on utilise "=" dans les conditions et non "==". L'on va donc utiliser ":=" pour assigner une valeur.</text:p>
      <text:p text:style-name="P48"/>
      <text:p text:style-name="P2"><text:span text:style-name="T18">&gt; </text:span>Toujours sauver avec Pharo &gt; Save</text:p>
      <text:p text:style-name="P2"/>
      <text:p text:style-name="P28"><text:span text:style-name="T18">&gt; </text:span>Le Playground permet de faire des commandes comme importer un projet depuis Gitlab.</text:p>
      <text:p text:style-name="P28"/>
      <text:p text:style-name="P66"/>
      <text:p text:style-name="P97">Spot</text:p>
      <text:p text:style-name="P104"/>
      <text:p text:style-name="P104">L’on peut faire clic droit &gt; Inspect <text:span text:style-name="T45">pour voir dans une classe les différentes valeurs. <text:s text:c="3"/></text:span></text:p>
      <text:p text:style-name="P107">L’on peut faire clic droit &gt; Browse pour voir le code de la classe que l’on à cliqué. <text:s text:c="5"/></text:p>
      <text:p text:style-name="P107"/>
      <text:p text:style-name="P108">Lors d’un test raté, cliquer sur la partie “Exception” puis faire le clic droit &gt; Inspect.</text:p>
      <text:p text:style-name="P109">L’on a alors une fenetre plus grande et plus visible, ou l’on peut cliquer sur “message<text:span text:style-name="T46">Text</text:span>” <text:span text:style-name="T46">avec un clic gauche, qui affiche le texte de façon lisible.</text:span> <text:s/></text:p>
      <text:p text:style-name="P66"/>
      <text:p text:style-name="P20"/>
      <text:p text:style-name="P1"><text:bookmark-start text:name="__RefHeading___Toc858_3985954656"/>Fenetres<text:bookmark-end text:name="__RefHeading___Toc858_3985954656"/></text:p>
      <text:p text:style-name="P23"/>
      <text:p text:style-name="P2"/>
      <text:p text:style-name="P2">&gt; <text:span text:style-name="T50">Ouvrir Transcript en plus du Playground pour voir les textes. </text:span><text:span text:style-name="T51">Avec Browse &gt; Playground.</text:span></text:p>
      <text:p text:style-name="P2"><text:s text:c="9"/><text:span text:style-name="T52">Malheureusement, peu utilisé par les professeurs.</text:span></text:p>
      <text:p text:style-name="P2"/>
      <text:p text:style-name="P2"><text:span text:style-name="T32">&gt; </text:span>L'on accede au playground<text:span text:style-name="T4"> pour taper mes commandes avec Browse &gt; Playground</text:span></text:p>
      <text:p text:style-name="P2"/>
      <text:p text:style-name="P72">&gt; L'on peut voir les classe avec Browse &gt; System Browser<text:span text:style-name="T33"> :</text:span></text:p>
      <text:p text:style-name="P72"/>
      <text:p text:style-name="P84"><text:s text:c="5"/>ATTENTION pour voir les constructeurs avec le professeur aller dans le protocole "initialization", même si après je ne suis pas sur que cela sera partout pareil.</text:p>
      <text:p text:style-name="P73"><text:s text:c="5"/></text:p>
      <text:p text:style-name="P73"><text:s text:c="5"/>En filter taper "myg" et j'ai uniquement les 4 classes du professeur</text:p>
      <text:p text:style-name="P73"/>
      <text:p text:style-name="P74"><text:s text:c="6"/>Dans les boutons radio en bas toujours laisser "All Packages" et "Flat"</text:p>
      <text:p text:style-name="P74"><text:soft-page-break/><text:s text:c="4"/></text:p>
      <text:p text:style-name="P74"><text:s text:c="6"/>Par contre obligatoirement varier Inst side / Class Side, pour voir les fonctions normales, puis les fonctions de classes.</text:p>
      <text:p text:style-name="P74"/>
      <text:p text:style-name="P74"><text:s text:c="5"/>Idem, obligatoirement varier Methods / Var, pour voir les fonctions, puis les variables</text:p>
      <text:p text:style-name="P74"/>
      <text:p text:style-name="P77"><text:s text:c="5"/>La 3ème fenetre en partant de la gauche montre les protocoles. La partie "Instance Side" permet de voir les fonctions des parents, mais à éviter d'utiliser car avec le parent Objet cela est vite fouilli. Et pour la partie en bas, l'on clique sur un protocole, et toutes les fonctions de ce protocole apparaissent à droite.</text:p>
      <text:p text:style-name="P77"/>
      <text:p text:style-name="P78"><text:s text:c="4"/></text:p>
      <text:p text:style-name="P74"/>
      <text:p text:style-name="P75">Pour ajouter un protocole comme "testing" en test, l'on va au 3ème écran, </text:p>
      <text:p text:style-name="P75"><text:s text:c="4"/>clic droit 3ème fenetre &gt; "+ New Protocol"</text:p>
      <text:p text:style-name="P75"/>
      <text:p text:style-name="P78"><text:s text:c="4"/>Pour voir une méthode, dans la 3ème fenetre l'on clique sur les protocoles voulus. Et ensuite dans la 4ème fenetre ou viennent d'apparaitre les méthodes, l'on clique<text:span text:style-name="T36"> sur la méthode. Son code apparait alors dans la partie base de l'écran.</text:span></text:p>
      <text:p text:style-name="P75"/>
      <text:p text:style-name="P76"><text:s text:c="4"/>Pour créer une methode, dans la 3ème fenetre en partant de la gauche cliquer sur le protocole / catégorie ou l'on souhaite mettre la méthode<text:span text:style-name="T35">, ce qui deselectionnera toute méthode selectionnée au passage.</text:span><text:span text:style-name="T34"> Et en bas l'on commence à modifier ce qu'il y a écrit comme le nom de la méthode. Et l'on peut alors faire "Ctrl + S", et soudain la méthode apparait à droite.</text:span></text:p>
      <text:p text:style-name="P36"/>
      <text:p text:style-name="P29"/>
      <text:p text:style-name="MyTitre"><text:bookmark-start text:name="__RefHeading___Toc856_3985954656"/>Types<text:bookmark-end text:name="__RefHeading___Toc856_3985954656"/></text:p>
      <text:p text:style-name="P31"/>
      <text:p text:style-name="P32"/>
      <text:p text:style-name="P33">Typage dynamique.</text:p>
      <text:p text:style-name="P33">On trouve les objets suivants<text:span text:style-name="T6">.</text:span></text:p>
      <text:p text:style-name="P33"/>
      <text:p text:style-name="P42"><text:span text:style-name="T12">ATTENTION</text:span>, avec "..." l'on écrit un commentaire, et non une chaine de caractère</text:p>
      <text:p text:style-name="P42"/>
      <text:p text:style-name="P65"/>
      <text:p text:style-name="P37"/>
      <text:p text:style-name="P33">'Hello World'</text:p>
      <text:p text:style-name="P34">5</text:p>
      <text:p text:style-name="P45">true / false</text:p>
      <text:p text:style-name="P43">$c <text:s text:c="2"/>: Un caractère<text:span text:style-name="T16">. Ceux ci s'écrivent avec $</text:span></text:p>
      <text:p text:style-name="P38">nil <text:span text:style-name="T17">:</text:span> equivalent de NULL</text:p>
      <text:p text:style-name="P44">#(12 23 36) : Un tableau, et il n'y a pas de virgules</text:p>
      <text:p text:style-name="P46">10@20 : Un objet point</text:p>
      <text:p text:style-name="P46"/>
      <text:p text:style-name="P46"/>
      <text:p text:style-name="P46"/>
      <text:p text:style-name="MyTitre"><text:bookmark-start text:name="__RefHeading___Toc854_3985954656"/>Fonction<text:span text:style-name="T24">s importantes</text:span><text:bookmark-end text:name="__RefHeading___Toc854_3985954656"/></text:p>
      <text:p text:style-name="P31"/>
      <text:p text:style-name="P14">Affichage</text:p>
      <text:p text:style-name="P60"><text:s text:c="4"/>Transcript &lt;&lt; i</text:p>
      <text:p text:style-name="P31"/>
      <text:p text:style-name="P3">Concaténation</text:p>
      <text:p text:style-name="P31"><text:soft-page-break/><text:span text:style-name="T7"><text:s text:c="5"/></text:span>'Pharo', ' is Cool'</text:p>
      <text:p text:style-name="P31"/>
      <text:p text:style-name="P31"/>
      <text:p text:style-name="P31"/>
      <text:p text:style-name="MyTitre"><text:bookmark-start text:name="__RefHeading___Toc852_3985954656"/>Syntaxe<text:bookmark-end text:name="__RefHeading___Toc852_3985954656"/></text:p>
      <text:p text:style-name="P39"/>
      <text:p text:style-name="P39"/>
      <text:p text:style-name="P30">- Tous les attributs sont protected</text:p>
      <text:p text:style-name="P30">- Toutes les méthodes sont public</text:p>
      <text:p text:style-name="P47"/>
      <text:p text:style-name="P18">self:</text:p>
      <text:p text:style-name="P71">Designe l'objet lui même dans une fonction de la classe</text:p>
      <text:p text:style-name="P47"><text:line-break/><text:span text:style-name="T1">"new" instanciation de classe sans paramètre:</text:span></text:p>
      <text:p text:style-name="P35">Monster new</text:p>
      <text:p text:style-name="P35"/>
      <text:p text:style-name="P5">"new:" instanciation de classe avec paramètre:</text:p>
      <text:p text:style-name="P35">Array new:6<text:span text:style-name="T5"> </text:span></text:p>
      <text:p text:style-name="P35"/>
      <text:p text:style-name="P13">Fin de ligne ".":</text:p>
      <text:p text:style-name="P58"><text:s text:c="4"/>L'on fini une ligne d'instruction par "."</text:p>
      <text:p text:style-name="P35"/>
      <text:p text:style-name="P12">Cascade ";": </text:p>
      <text:p text:style-name="P57"><text:s text:c="3"/>L'on utilise ";" pour déclarer une cascade, et envoyer tous les arguments au même receiver</text:p>
      <text:p text:style-name="P57">sans répeter le receiver. Voir la partie "Message précédence"<text:span text:style-name="T21"> pour voir un peu la syntaxe, et ce qu'est le receiver.</text:span><text:span text:style-name="T22"> A</text:span><text:span text:style-name="T23">TTENTION</text:span><text:span text:style-name="T22">, comme ";" fait une liaison, on ne le retrouvera pas à la fin de l'instruction</text:span><text:span text:style-name="T23">.</text:span></text:p>
      <text:p text:style-name="P57"/>
      <text:p text:style-name="P24">ZnClient new</text:p>
      <text:p text:style-name="P24">url: 'https://en.wikipedia.org/w/index.php';</text:p>
      <text:p text:style-name="P24">queryAt: 'title' put: 'Pharo';</text:p>
      <text:p text:style-name="P24">queryAt: 'action' put: 'edit';</text:p>
      <text:p text:style-name="P24">get</text:p>
      <text:p text:style-name="P35"/>
      <text:p text:style-name="P6">Declarer une variable temporaire:</text:p>
      <text:p text:style-name="P48">|x|</text:p>
      <text:p text:style-name="P48"/>
      <text:p text:style-name="P7">Assignation:</text:p>
      <text:p text:style-name="P49">x := 6</text:p>
      <text:p text:style-name="P49"/>
      <text:p text:style-name="P8">Return:</text:p>
      <text:p text:style-name="P50">^ 6</text:p>
      <text:p text:style-name="P48"><text:s text:c="5"/></text:p>
      <text:p text:style-name="P9">Block / Methodes anonymes:</text:p>
      <text:p text:style-name="P52">[:x | x <text:span text:style-name="T25">* x + 3</text:span>]</text:p>
      <text:p text:style-name="P39"/>
      <text:p text:style-name="P4">Exemple d'un double appel:</text:p>
      <text:p text:style-name="P39"><text:span text:style-name="T8"><text:s text:c="6"/></text:span><text:span text:style-name="T9">'Hello World' asMorph openInWindow</text:span></text:p>
      <text:p text:style-name="P40"><text:s text:c="6"/>Sur la string 'Hello World' l'on appelle la fonction <text:span text:style-name="T10">asMorph qui renvoit une instance d'objet. Et sur cet objet l'on appel openInWindows.</text:span></text:p>
      <text:p text:style-name="P40"/>
      <text:p text:style-name="P40"/>
      <text:p text:style-name="MyTitre"><text:bookmark-start text:name="__RefHeading___Toc850_3985954656"/><text:soft-page-break/>Message précédence<text:bookmark-end text:name="__RefHeading___Toc850_3985954656"/></text:p>
      <text:p text:style-name="P51"/>
      <text:p text:style-name="P56">(Message) &gt; Unary &gt; Binary &gt; Keyword</text:p>
      <text:p text:style-name="P55"/>
      <text:p text:style-name="P55">L'on execute les parenthése, avant d'executer les unary, avant d'executer ...</text:p>
      <text:p text:style-name="P51"/>
      <text:p text:style-name="P10">Unary <text:span text:style-name="T20">(Message </text:span>sans arguments):</text:p>
      <text:p text:style-name="P54"><text:s text:c="5"/>receiver selector</text:p>
      <text:p text:style-name="P53"><text:s text:c="5"/>Date today</text:p>
      <text:p text:style-name="P22"/>
      <text:p text:style-name="P53"><text:span text:style-name="T1">Binary</text:span><text:span text:style-name="T2">(Message 1 argument):</text:span></text:p>
      <text:p text:style-name="P68"><text:s text:c="4"/>receiver selector argument</text:p>
      <text:p text:style-name="P68"><text:s text:c="4"/>1<text:span text:style-name="T27"> </text:span>+<text:span text:style-name="T27"> </text:span>2</text:p>
      <text:p text:style-name="P69"><text:s text:c="4"/>1+2</text:p>
      <text:p text:style-name="P69"><text:s text:c="4"/><text:span text:style-name="T28">x &gt; 5</text:span></text:p>
      <text:p text:style-name="P54"><text:s text:c="4"/>3@4</text:p>
      <text:p text:style-name="P54"/>
      <text:p text:style-name="P11">Keyword message:</text:p>
      <text:p text:style-name="P54"><text:s text:c="4"/>receiver key1: arg1 key2: arg2</text:p>
      <text:p text:style-name="P54"><text:s text:c="4"/>tower x: 10 y: 20 </text:p>
      <text:p text:style-name="P54"/>
      <text:p text:style-name="MyTitre"><text:bookmark-start text:name="__RefHeading___Toc848_3985954656"/>Structures de Controles<text:bookmark-end text:name="__RefHeading___Toc848_3985954656"/></text:p>
      <text:p text:style-name="P59"/>
      <text:p text:style-name="P59"/>
      <text:p text:style-name="P17">IfTrue / ifFalse:</text:p>
      <text:p text:style-name="P59"/>
      <text:p text:style-name="P25">factorial</text:p>
      <text:p text:style-name="P25"><text:span text:style-name="T26"><text:s text:c="4"/></text:span>"Answer the factorial of the receiver."</text:p>
      <text:p text:style-name="P25"/>
      <text:p text:style-name="P25"><text:span text:style-name="T26"><text:s text:c="4"/></text:span>self = 0 ifTrue: [ ^ 1 ].</text:p>
      <text:p text:style-name="P25"><text:span text:style-name="T26"><text:s text:c="4"/></text:span>self &gt; 0 ifTrue: [ ^ self * (self − 1) factorial ].</text:p>
      <text:p text:style-name="P25"><text:span text:style-name="T26"><text:s text:c="4"/></text:span>self error: 'Not valid for negative integers'</text:p>
      <text:p text:style-name="P59"/>
      <text:p text:style-name="P59"/>
      <text:p text:style-name="P15">For ... range:</text:p>
      <text:p text:style-name="P61"/>
      <text:p text:style-name="P26">1 to: 3 do: [ :i | Transcript &lt;&lt; i ]</text:p>
      <text:p text:style-name="P63">&gt; 1</text:p>
      <text:p text:style-name="P63">&gt; 2</text:p>
      <text:p text:style-name="P63">&gt; 3</text:p>
      <text:p text:style-name="P61"/>
      <text:p text:style-name="P16">For each:</text:p>
      <text:p text:style-name="P62"/>
      <text:p text:style-name="P27">#(1 2 −4 −86)</text:p>
      <text:p text:style-name="P27">do: [ :each | Transcript show: each abs printString ; cr ]</text:p>
      <text:p text:style-name="P64">&gt; 1</text:p>
      <text:p text:style-name="P64">&gt; 2</text:p>
      <text:p text:style-name="P64">&gt; 4</text:p>
      <text:p text:style-name="P64">&gt; 86</text:p>
      <text:p text:style-name="P62"/>
      <text:p text:style-name="P62"/>
      <text:p text:style-name="MyTitre"><text:bookmark-start text:name="__RefHeading___Toc2682_3985954656"/><text:soft-page-break/>Test unitaire<text:bookmark-end text:name="__RefHeading___Toc2682_3985954656"/></text:p>
      <text:p text:style-name="P80"/>
      <text:p text:style-name="P80">Attention, vu la vitesse du TP je n'ai pas tout récupéré je pense.</text:p>
      <text:p text:style-name="P81">Comme comment tester les exception ou les non exception.</text:p>
      <text:p text:style-name="P81"/>
      <text:p text:style-name="P81">Donc bref, <text:span text:style-name="T37">cela est week5 &gt; pdf 6, pour revoir des explications plus détaillées. <text:s text:c="2"/></text:span></text:p>
      <text:p text:style-name="P81"/>
      <text:p text:style-name="P19">Ecrire un test:</text:p>
      <text:p text:style-name="P82"/>
      <text:p text:style-name="P85">- L'on met tous les tests dans un package dont le nom fini en test comme "Myg-Chess-Test"</text:p>
      <text:p text:style-name="P85">- L'on fait clic droit &gt; New test Class et l'on met un nom finissant en "Test"</text:p>
      <text:p text:style-name="P83"/>
      <text:p text:style-name="P82"><text:span text:style-name="T38">- </text:span>Toute méthode commencant par "test..." est un test unitaire et sera executé</text:p>
      <text:p text:style-name="P82"/>
      <text:p text:style-name="P86">1er test:</text:p>
      <text:p text:style-name="P86"><text:s text:c="4"/>&gt; Si je met le pion en "e4"<text:span text:style-name="T39"> et BLANC</text:span> il doit y avoir "d5 e5 f5"</text:p>
      <text:p text:style-name="P82"/>
      <text:p text:style-name="P82"/>
      <text:p text:style-name="MyTitre">Code Test coverage</text:p>
      <text:p text:style-name="P110"/>
      <text:p text:style-name="P110"/>
      <text:p text:style-name="P110">Aller dans Browse &gt; Dr Test.</text:p>
      <text:p text:style-name="P110">Bien choisir ce que l’on veut faire en choissisant “Test Coverage” <text:span text:style-name="T47">puis cliquer sur “Run Coverage”.</text:span></text:p>
      <text:p text:style-name="P110"/>
      <text:p text:style-name="P115"><text:span text:style-name="T1">Test Coverage: </text:span>Permet de voir le % de couverture des tests, et <text:span text:style-name="T49">les parties couvertes ou non</text:span></text:p>
      <text:p text:style-name="P114"><text:span text:style-name="T1">Test Profiler:</text:span> Temps des tests</text:p>
      <text:p text:style-name="P115"><text:span text:style-name="T1">Test Runner: </text:span>Si les tests sont verts ou non</text:p>
      <text:p text:style-name="P110"/>
      <text:p text:style-name="P112">Filtrer par “myg” mais dans les deux premières fenetres, et pas juste la première fenetre.</text:p>
      <text:p text:style-name="P113">1er fenetre: La classe qui test</text:p>
      <text:p text:style-name="P113">2eme fenetre: La classe don’t on veut le % de couverture</text:p>
      <text:p text:style-name="P110"/>
      <text:p text:style-name="P111"><text:span text:style-name="T12">Attention</text:span>, toujours cliquer sur <text:s/>le bouton “Run ...”, même si <text:span text:style-name="T48">l’on a changer Test Coverage / Test Provider… Ou le message à droite n’est pas changé.</text:span></text:p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5.2$Linux_X86_64 LibreOffice_project/420$Build-2</meta:generator>
    <dc:date>2024-09-16T16:18:35.887726926</dc:date>
    <meta:editing-duration>PT4H39M22S</meta:editing-duration>
    <meta:editing-cycles>172</meta:editing-cycles>
    <meta:document-statistic meta:table-count="0" meta:image-count="0" meta:object-count="0" meta:page-count="6" meta:paragraph-count="161" meta:word-count="1329" meta:character-count="7649" meta:non-whitespace-character-count="6291"/>
  </office:meta>
</office:document-meta>
</file>